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ANCASANA OVALLE, WALTER JESUS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1043428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Y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HANCASANA OVALLE, WALTER JESUS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1043428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9/10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8 - Trans. Aer. Caja Pollo Fr Rojo</text:p>
          </table:table-cell>
          <table:table-cell table:style-name="Tableau1.A2" office:value-type="string">
            <text:p text:style-name="P13">45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180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4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2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8/10/2021</text:p>
          </table:table-cell>
          <table:table-cell table:style-name="Tabla2.A2" office:value-type="string">
            <text:p text:style-name="P7">423898</text:p>
          </table:table-cell>
          <table:table-cell table:style-name="Tabla2.A2" office:value-type="string">
            <text:p text:style-name="P7">25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OFIA SIPIRAM</text:p>
          </table:table-cell>
          <table:table-cell table:style-name="Tabla3.A2" office:value-type="string">
            <text:p text:style-name="P20">F. ROJO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1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8T21:06:2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